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4f6c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4f6c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4f6c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4f6c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4f6c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4f6c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4f6c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4f6c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4f6c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4f6c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4f6c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4f6c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4f6c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4f6c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4f6c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4f6c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4f6c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yimar Stefania Torres Albi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9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78156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Yajaira Argeli  Jimenez De Tor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3542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1.8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9" meta:character-count="1179" meta:non-whitespace-character-count="1009"/>
    <meta:template xlink:type="simple" xlink:actuate="onRequest" xlink:title="Normal" xlink:href=""/>
  </office:meta>
</office:document-meta>
</file>